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anges_Delta">
            <text:p>Ganges_Delta</text:p>
          </table:table-cell>
          <table:table-cell office:value-type="string" office:value="radiocarbon">
            <text:p>radiocarbon</text:p>
          </table:table-cell>
          <table:table-cell office:value-type="string" office:value="108KL_mollusc">
            <text:p>108KL_mollusc</text:p>
          </table:table-cell>
          <table:table-cell office:value-type="float" office:value="20.605">
            <text:p>20.605</text:p>
          </table:table-cell>
          <table:table-cell office:value-type="float" office:value="89.79333333333334">
            <text:p>89.79333333333334</text:p>
          </table:table-cell>
          <table:table-cell office:value-type="float" office:value="24870.0">
            <text:p>24870.0</text:p>
          </table:table-cell>
          <table:table-cell office:value-type="float" office:value="1320.0">
            <text:p>1320.0</text:p>
          </table:table-cell>
          <table:table-cell office:value-type="string" office:value="mollusc shells (&gt; 1mm) from regressive unit">
            <text:p>mollusc shells (&gt; 1mm) from regressive unit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-133.0">
            <text:p>-13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iedickeEtal1999">
            <text:p>WiedickeEtal1999</text:p>
          </table:table-cell>
        </table:table-row>
        <table:table-row>
          <table:table-cell office:value-type="string" office:value="Ganges_Delta">
            <text:p>Ganges_Delta</text:p>
          </table:table-cell>
          <table:table-cell office:value-type="string" office:value="radiocarbon">
            <text:p>radiocarbon</text:p>
          </table:table-cell>
          <table:table-cell office:value-type="string" office:value="108KL_mollusc_slip">
            <text:p>108KL_mollusc_slip</text:p>
          </table:table-cell>
          <table:table-cell office:value-type="float" office:value="20.667">
            <text:p>20.667</text:p>
          </table:table-cell>
          <table:table-cell office:value-type="float" office:value="89.783">
            <text:p>89.783</text:p>
          </table:table-cell>
          <table:table-cell office:value-type="float" office:value="24870.0">
            <text:p>24870.0</text:p>
          </table:table-cell>
          <table:table-cell office:value-type="float" office:value="1320.0">
            <text:p>1320.0</text:p>
          </table:table-cell>
          <table:table-cell office:value-type="string" office:value="mollusc shells (&gt; 1mm) from regressive unit">
            <text:p>mollusc shells (&gt; 1mm) from regressive unit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0.0">
            <text:p/>
          </table:table-cell>
          <table:table-cell office:value-type="float" office:value="-129.4">
            <text:p>-129.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iedickeEtal1999">
            <text:p>WiedickeEtal1999</text:p>
          </table:table-cell>
        </table:table-row>
        <table:table-row>
          <table:table-cell office:value-type="string" office:value="Ganges_Delta">
            <text:p>Ganges_Delta</text:p>
          </table:table-cell>
          <table:table-cell office:value-type="string" office:value="radiocarbon">
            <text:p>radiocarbon</text:p>
          </table:table-cell>
          <table:table-cell office:value-type="string" office:value="108KL_ooids">
            <text:p>108KL_ooids</text:p>
          </table:table-cell>
          <table:table-cell office:value-type="float" office:value="20.605">
            <text:p>20.605</text:p>
          </table:table-cell>
          <table:table-cell office:value-type="float" office:value="89.79333333333334">
            <text:p>89.79333333333334</text:p>
          </table:table-cell>
          <table:table-cell office:value-type="float" office:value="20760.0">
            <text:p>20760.0</text:p>
          </table:table-cell>
          <table:table-cell office:value-type="float" office:value="760.0">
            <text:p>760.0</text:p>
          </table:table-cell>
          <table:table-cell office:value-type="string" office:value="ooids from regressive deposit">
            <text:p>ooids from regressive deposit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-133.0">
            <text:p>-13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iedickeEtal1999">
            <text:p>WiedickeEtal1999</text:p>
          </table:table-cell>
        </table:table-row>
        <table:table-row>
          <table:table-cell office:value-type="string" office:value="Ganges_Delta">
            <text:p>Ganges_Delta</text:p>
          </table:table-cell>
          <table:table-cell office:value-type="string" office:value="radiocarbon">
            <text:p>radiocarbon</text:p>
          </table:table-cell>
          <table:table-cell office:value-type="string" office:value="108KL_ooids_slip">
            <text:p>108KL_ooids_slip</text:p>
          </table:table-cell>
          <table:table-cell office:value-type="float" office:value="20.667">
            <text:p>20.667</text:p>
          </table:table-cell>
          <table:table-cell office:value-type="float" office:value="89.783">
            <text:p>89.783</text:p>
          </table:table-cell>
          <table:table-cell office:value-type="float" office:value="20760.0">
            <text:p>20760.0</text:p>
          </table:table-cell>
          <table:table-cell office:value-type="float" office:value="760.0">
            <text:p>760.0</text:p>
          </table:table-cell>
          <table:table-cell office:value-type="string" office:value="ooids from regressive deposit">
            <text:p>ooids from regressive deposit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0.0">
            <text:p/>
          </table:table-cell>
          <table:table-cell office:value-type="float" office:value="-129.4">
            <text:p>-129.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iedickeEtal1999">
            <text:p>WiedickeEtal1999</text:p>
          </table:table-cell>
        </table:table-row>
        <table:table-row>
          <table:table-cell office:value-type="string" office:value="Ganges_Delta">
            <text:p>Ganges_Delta</text:p>
          </table:table-cell>
          <table:table-cell office:value-type="string" office:value="radiocarbon">
            <text:p>radiocarbon</text:p>
          </table:table-cell>
          <table:table-cell office:value-type="string" office:value="110KL">
            <text:p>110KL</text:p>
          </table:table-cell>
          <table:table-cell office:value-type="float" office:value="20.656666666666666">
            <text:p>20.656666666666666</text:p>
          </table:table-cell>
          <table:table-cell office:value-type="float" office:value="89.805">
            <text:p>89.805</text:p>
          </table:table-cell>
          <table:table-cell office:value-type="float" office:value="16500.0">
            <text:p>16500.0</text:p>
          </table:table-cell>
          <table:table-cell office:value-type="float" office:value="325.0">
            <text:p>325.0</text:p>
          </table:table-cell>
          <table:table-cell office:value-type="string" office:value="ooitic rock from transgressive unit">
            <text:p>ooitic rock from transgressive unit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-128.0">
            <text:p>-12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iedickeEtal1999">
            <text:p>WiedickeEtal1999</text:p>
          </table:table-cell>
        </table:table-row>
        <table:table-row>
          <table:table-cell office:value-type="string" office:value="Ganges_Delta">
            <text:p>Ganges_Delta</text:p>
          </table:table-cell>
          <table:table-cell office:value-type="string" office:value="radiocarbon">
            <text:p>radiocarbon</text:p>
          </table:table-cell>
          <table:table-cell office:value-type="string" office:value="111SL_mollusc">
            <text:p>111SL_mollusc</text:p>
          </table:table-cell>
          <table:table-cell office:value-type="float" office:value="20.688333333333333">
            <text:p>20.688333333333333</text:p>
          </table:table-cell>
          <table:table-cell office:value-type="float" office:value="89.77666666666667">
            <text:p>89.77666666666667</text:p>
          </table:table-cell>
          <table:table-cell office:value-type="float" office:value="20170.0">
            <text:p>20170.0</text:p>
          </table:table-cell>
          <table:table-cell office:value-type="float" office:value="440.0">
            <text:p>440.0</text:p>
          </table:table-cell>
          <table:table-cell office:value-type="string" office:value="mollusc shells (&gt;63 micrometer) from transgressive unit">
            <text:p>mollusc shells (&gt;63 micrometer) from transgressive unit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-125.0">
            <text:p>-12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iedickeEtal1999">
            <text:p>WiedickeEtal1999</text:p>
          </table:table-cell>
        </table:table-row>
        <table:table-row>
          <table:table-cell office:value-type="string" office:value="Ganges_Delta">
            <text:p>Ganges_Delta</text:p>
          </table:table-cell>
          <table:table-cell office:value-type="string" office:value="radiocarbon">
            <text:p>radiocarbon</text:p>
          </table:table-cell>
          <table:table-cell office:value-type="string" office:value="111SL_ooids">
            <text:p>111SL_ooids</text:p>
          </table:table-cell>
          <table:table-cell office:value-type="float" office:value="20.688333333333333">
            <text:p>20.688333333333333</text:p>
          </table:table-cell>
          <table:table-cell office:value-type="float" office:value="89.77666666666667">
            <text:p>89.77666666666667</text:p>
          </table:table-cell>
          <table:table-cell office:value-type="float" office:value="18580.0">
            <text:p>18580.0</text:p>
          </table:table-cell>
          <table:table-cell office:value-type="float" office:value="245.0">
            <text:p>245.0</text:p>
          </table:table-cell>
          <table:table-cell office:value-type="string" office:value="ooids from transgressive unit">
            <text:p>ooids from transgressive unit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-125.0">
            <text:p>-12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iedickeEtal1999">
            <text:p>WiedickeEtal19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